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svg:stroke-width="0.051cm" svg:stroke-color="#ffffff" draw:fill="solid" draw:fill-color="#999999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ffffff" draw:fill="solid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ffffff" draw:fill="solid" draw:fill-color="#ffcc00" draw:opacity-name="Transparency_20_2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ffffff" draw:marker-end="Arrow" draw:marker-end-width="0.153cm" draw:fill="none" draw:fill-color="#999999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ffffff" draw:fill="solid" draw:fill-color="#ffcc00" draw:opacity-name="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ffff" draw:fill="solid" draw:fill-color="#ffff00" draw:opacity-name="Transparency_20_2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ffffff" draw:fill="solid" draw:fill-color="#ffff00" draw:opacity-name="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ffffff" draw:fill="solid" draw:fill-color="#66ff66" draw:opacity-name="Transparency_20_2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ffff" draw:fill="solid" draw:fill-color="#66ff66" draw:opacity-name="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ffffff" draw:fill="solid" draw:fill-color="#3399ff" draw:opacity-name="Transparency_20_2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ffffff" draw:fill="solid" draw:fill-color="#3399ff" draw:opacity-name="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ffffff" draw:fill="solid" draw:fill-color="#9933ff" draw:opacity-name="Transparency_20_2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ffffff" draw:fill="solid" draw:fill-color="#9933ff" draw:opacity-name="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ffffff" draw:fill="solid" draw:fill-color="#9900ff" draw:opacity-name="Transparency_20_2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ffffff" draw:fill="solid" draw:fill-color="#9900ff" draw:opacity-name="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-dash="Ultrafine_20_Dashed" svg:stroke-width="0.051cm" svg:stroke-color="#ffffff" draw:fill="solid" draw:fill-color="#ffcc00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Ultrafine_20_Dashed" svg:stroke-width="0.051cm" svg:stroke-color="#ffcc00" draw:marker-end="Arrow" draw:marker-end-width="0.153cm" draw:fill="none" draw:fill-color="#999999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-dash="Ultrafine_20_Dashed" svg:stroke-width="0.051cm" svg:stroke-color="#ffffff" draw:fill="solid" draw:fill-color="#ffff00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Ultrafine_20_Dashed" svg:stroke-width="0.051cm" svg:stroke-color="#ffff00" draw:marker-end="Arrow" draw:marker-end-width="0.153cm" draw:fill="none" draw:fill-color="#999999" draw:textarea-vertical-align="middle" fo:padding-top="0.15cm" fo:padding-bottom="0.15cm" fo:padding-left="0.275cm" fo:padding-right="0.275cm"/>
    </style:style>
    <style:style style:name="gr20" style:family="graphic" style:parent-style-name="standard" style:list-style-name="L1">
      <style:graphic-properties draw:stroke="solid" draw:stroke-dash="Ultrafine_20_Dashed" svg:stroke-width="0.051cm" svg:stroke-color="#ffffff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padding-top="0.15cm" fo:padding-bottom="0.15cm" fo:padding-left="0.275cm" fo:padding-right="0.275cm" draw:shadow="hidden" draw:shadow-offset-x="0.2cm" draw:shadow-offset-y="0.2cm" draw:shadow-color="#808080"/>
    </style:style>
    <style:style style:name="gr21" style:family="graphic" style:parent-style-name="objectwithoutfill">
      <style:graphic-properties draw:stroke="solid" draw:stroke-dash="Ultrafine_20_Dashed" svg:stroke-width="0.051cm" svg:stroke-color="#ffffff" draw:marker-end="Arrow" draw:marker-end-width="0.153cm" draw:fill="none" draw:fill-color="#999999" draw:textarea-vertical-align="middle" fo:padding-top="0.15cm" fo:padding-bottom="0.15cm" fo:padding-left="0.275cm" fo:padding-right="0.275cm"/>
    </style:style>
    <style:style style:name="gr22" style:family="graphic" style:parent-style-name="standard" style:list-style-name="L1">
      <style:graphic-properties draw:stroke="solid" draw:stroke-dash="Ultrafine_20_Dashed" svg:stroke-width="0.051cm" svg:stroke-color="#ffffff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padding-top="0.15cm" fo:padding-bottom="0.15cm" fo:padding-left="0.275cm" fo:padding-right="0.27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Ultrafine_20_Dashed" svg:stroke-width="0.051cm" svg:stroke-color="#ffffff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padding-top="0.15cm" fo:padding-bottom="0.15cm" fo:padding-left="0.275cm" fo:padding-right="0.27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draw:stroke-dash="Ultrafine_20_Dashed" svg:stroke-width="0.051cm" svg:stroke-color="#ffffff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padding-top="0.15cm" fo:padding-bottom="0.15cm" fo:padding-left="0.275cm" fo:padding-right="0.275cm" draw:shadow="hidden" draw:shadow-offset-x="0.2cm" draw:shadow-offset-y="0.2cm" draw:shadow-color="#808080"/>
    </style:style>
    <style:style style:name="gr25" style:family="graphic" style:parent-style-name="standard">
      <style:graphic-properties draw:stroke-dash="Ultrafine_20_Dashed" svg:stroke-width="0.051cm" svg:stroke-color="#ffffff" draw:fill="solid" draw:fill-color="#66ff66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objectwithoutfill">
      <style:graphic-properties draw:stroke="dash" draw:stroke-dash="Ultrafine_20_Dashed" svg:stroke-width="0.051cm" svg:stroke-color="#66ff66" draw:marker-end="Arrow" draw:marker-end-width="0.153cm" draw:fill="none" draw:fill-color="#999999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svg:stroke-color="#000000" draw:fill="solid" draw:fill-color="#999999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draw:stroke="solid" draw:stroke-dash="Ultrafine_20_Dashed" svg:stroke-width="0.051cm" svg:stroke-color="#000000" draw:fill="solid" draw:fill-color="#ff3333" draw:opacity-name="Transparency_20_3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draw:stroke="solid" draw:stroke-dash="Ultrafine_20_Dashed" svg:stroke-width="0.051cm" svg:stroke-color="#000000" draw:fill="solid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draw:stroke="solid" draw:stroke-dash="Ultrafine_20_Dashed" svg:stroke-width="0.051cm" svg:stroke-color="#000000" draw:fill="solid" draw:fill-color="#ff9900" draw:opacity-name="Transparency_20_3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 style:list-style-name="L1">
      <style:graphic-properties draw:stroke="solid" svg:stroke-width="0.051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padding-top="0.15cm" fo:padding-bottom="0.15cm" fo:padding-left="0.275cm" fo:padding-right="0.27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51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padding-top="0.15cm" fo:padding-bottom="0.15cm" fo:padding-left="0.275cm" fo:padding-right="0.27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51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padding-top="0.15cm" fo:padding-bottom="0.15cm" fo:padding-left="0.275cm" fo:padding-right="0.27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51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fo:padding-top="0.15cm" fo:padding-bottom="0.15cm" fo:padding-left="0.275cm" fo:padding-right="0.275cm" draw:shadow="hidden" draw:shadow-offset-x="0.2cm" draw:shadow-offset-y="0.2cm" draw:shadow-color="#808080"/>
    </style:style>
    <style:style style:name="gr35" style:family="graphic" style:parent-style-name="standard">
      <style:graphic-properties draw:stroke="solid" draw:stroke-dash="Ultrafine_20_Dashed" svg:stroke-width="0.051cm" svg:stroke-color="#000000" draw:fill="solid" draw:fill-color="#ff9900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draw:stroke="solid" draw:stroke-dash="Ultrafine_20_Dashed" svg:stroke-width="0.051cm" svg:stroke-color="#000000" draw:fill="solid" draw:fill-color="#ff9900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draw:stroke="solid" draw:stroke-dash="Ultrafine_20_Dashed" svg:stroke-width="0.051cm" svg:stroke-color="#000000" draw:fill="solid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draw:stroke="solid" draw:stroke-dash="Ultrafine_20_Dashed" svg:stroke-width="0.051cm" svg:stroke-color="#000000" draw:fill="solid" draw:fill-color="#66ff66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draw:stroke="solid" draw:stroke-dash="Ultrafine_20_Dashed" svg:stroke-width="0.051cm" svg:stroke-color="#000000" draw:fill="solid" draw:fill-color="#ffff00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standard">
      <style:graphic-properties draw:stroke="solid" draw:stroke-dash="Ultrafine_20_Dashed" svg:stroke-width="0.051cm" svg:stroke-color="#000000" draw:fill="solid" draw:fill-color="#9900ff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>
      <style:graphic-properties draw:stroke="solid" draw:stroke-dash="Ultrafine_20_Dashed" svg:stroke-width="0.051cm" svg:stroke-color="#000000" draw:fill="solid" draw:fill-color="#6666ff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standard">
      <style:graphic-properties draw:stroke="solid" draw:stroke-dash="Ultrafine_20_Dashed" svg:stroke-width="0.051cm" svg:stroke-color="#000000" draw:fill="solid" draw:fill-color="#ffff00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draw:stroke="solid" draw:stroke-dash="Ultrafine_20_Dashed" svg:stroke-width="0.051cm" svg:stroke-color="#000000" draw:fill="solid" draw:fill-color="#ffff00" draw:opacity-name="Transparency_20_3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solid" draw:stroke-dash="Ultrafine_20_Dashed" svg:stroke-width="0.051cm" svg:stroke-color="#000000" draw:fill="solid" draw:fill-color="#66ff66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>
      <style:graphic-properties draw:stroke="solid" draw:stroke-dash="Ultrafine_20_Dashed" svg:stroke-width="0.051cm" svg:stroke-color="#000000" draw:fill="solid" draw:fill-color="#66ff66" draw:opacity-name="Transparency_20_3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 style:parent-style-name="standard">
      <style:graphic-properties draw:stroke="solid" draw:stroke-dash="Ultrafine_20_Dashed" svg:stroke-width="0.051cm" svg:stroke-color="#000000" draw:fill="solid" draw:fill-color="#6666ff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draw:stroke="solid" draw:stroke-dash="Ultrafine_20_Dashed" svg:stroke-width="0.051cm" svg:stroke-color="#000000" draw:fill="solid" draw:fill-color="#9900ff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>
      <style:graphic-properties draw:stroke="solid" draw:stroke-dash="Ultrafine_20_Dashed" svg:stroke-width="0.051cm" svg:stroke-color="#000000" draw:fill="solid" draw:fill-color="#6666ff" draw:opacity-name="Transparency_20_3" draw:textarea-horizontal-align="justify" draw:textarea-vertical-align="middle" draw:auto-grow-height="false" fo:padding-top="0.15cm" fo:padding-bottom="0.15cm" fo:padding-left="0.275cm" fo:padding-right="0.275cm"/>
    </style:style>
    <style:style style:name="gr49" style:family="graphic" style:parent-style-name="standard">
      <style:graphic-properties draw:stroke="solid" draw:stroke-dash="Ultrafine_20_Dashed" svg:stroke-width="0.051cm" svg:stroke-color="#000000" draw:fill="solid" draw:fill-color="#9900ff" draw:opacity-name="Transparency_20_3" draw:textarea-horizontal-align="justify" draw:textarea-vertical-align="middle" draw:auto-grow-height="false" fo:padding-top="0.15cm" fo:padding-bottom="0.15cm" fo:padding-left="0.275cm" fo:padding-right="0.275cm"/>
    </style:style>
    <style:style style:name="gr50" style:family="graphic" style:parent-style-name="standard">
      <style:graphic-properties draw:stroke="solid" draw:stroke-dash="Ultrafine_20_Dashed" svg:stroke-width="0.051cm" svg:stroke-color="#ffffff" draw:fill="solid" draw:fill-color="#999999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 style:parent-style-name="objectwithoutfill">
      <style:graphic-properties draw:stroke="solid" draw:stroke-dash="Ultrafine_20_Dashed" svg:stroke-width="0.051cm" svg:stroke-color="#ffffff" draw:marker-end="Symmetric_20_Arrow" draw:marker-end-width="0.153cm" draw:fill="none" draw:fill-color="#999999" draw:textarea-vertical-align="middle" fo:padding-top="0.15cm" fo:padding-bottom="0.15cm" fo:padding-left="0.275cm" fo:padding-right="0.275cm"/>
    </style:style>
    <style:style style:name="gr52" style:family="graphic" style:parent-style-name="objectwithoutfill">
      <style:graphic-properties draw:stroke="dash" draw:stroke-dash="Ultrafine_20_Dashed" svg:stroke-width="0.051cm" svg:stroke-color="#ffffff" draw:fill="none" draw:fill-color="#999999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0.508cm" svg:x="14.97cm" svg:y="3.032cm">
          <text:p text:style-name="P1"><text:span text:style-name="T1">read_grid_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17.51cm" svg:y="3.032cm">
          <text:p text:style-name="P1"><text:span text:style-name="T1">write_grid_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3.54cm" svg:y="3.032cm">
          <text:p text:style-name="P1"><text:span text:style-name="T1">worker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6.08cm" svg:y="3.032cm">
          <text:p text:style-name="P1"><text:span text:style-name="T1">worker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508cm" svg:x="8.62cm" svg:y="3.032cm">
          <text:p text:style-name="P1"><text:span text:style-name="T1">worker 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27cm" svg:height="0.508cm" draw:transform="rotate (-1.5707963267949) translate (16.494cm 5.826cm)">
          <text:p text:style-name="P1"><text:span text:style-name="T1">gen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1.27cm" svg:height="0.508cm" draw:transform="rotate (-1.5707963267949) translate (19.034cm 6.08cm)">
          <text:p text:style-name="P1"><text:span text:style-name="T1">ge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18" draw:id="id18" draw:layer="layout" draw:type="line" svg:x1="16.494cm" svg:y1="6.461cm" svg:x2="18.526cm" svg:y2="6.715cm" draw:start-shape="id1" draw:end-shape="id2" draw:end-glue-point="2" svg:d="M16494 6461l2032 254" svg:viewBox="0 0 2033 255">
          <text:p/>
        </draw:connector>
        <draw:custom-shape draw:style-name="gr5" draw:text-style-name="P2" xml:id="id3" draw:id="id3" draw:layer="layout" svg:width="1.27cm" svg:height="0.508cm" draw:transform="rotate (-1.5707963267949) translate (16.494cm 7.858cm)">
          <text:p text:style-name="P1"><text:span text:style-name="T1">ge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1.27cm" svg:height="0.508cm" draw:transform="rotate (-1.5707963267949) translate (3.159cm 7.858cm)">
          <text:p text:style-name="P1"><text:span text:style-name="T1">ge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22" draw:id="id22" draw:layer="layout" draw:type="line" svg:x1="15.986cm" svg:y1="8.493cm" svg:x2="3.159cm" svg:y2="8.493cm" draw:start-shape="id3" draw:start-glue-point="2" draw:end-shape="id4" svg:d="M15986 8493h-12827" svg:viewBox="0 0 12828 1">
          <text:p/>
        </draw:connector>
        <draw:custom-shape draw:style-name="gr3" draw:text-style-name="P2" xml:id="id28" draw:id="id28" draw:layer="layout" svg:width="3.81cm" svg:height="0.508cm" draw:transform="rotate (-1.5707963267949) translate (1.889cm 9.255cm)">
          <text:p text:style-name="P1"><text:span text:style-name="T1">png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27" draw:id="id27" draw:layer="layout" svg:width="3.81cm" svg:height="0.508cm" draw:transform="rotate (-1.5707963267949) translate (3.159cm 9.255cm)">
          <text:p text:style-name="P1"><text:span text:style-name="T1">ge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" draw:id="id5" draw:layer="layout" svg:width="1.27cm" svg:height="0.508cm" draw:transform="rotate (-1.5707963267949) translate (19.034cm 8.112cm)">
          <text:p text:style-name="P1"><text:span text:style-name="T1">ge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24" draw:id="id24" draw:layer="layout" draw:type="line" svg:x1="16.494cm" svg:y1="8.493cm" svg:x2="18.526cm" svg:y2="8.747cm" draw:start-shape="id3" draw:start-glue-point="0" draw:end-shape="id5" draw:end-glue-point="2" svg:d="M16494 8493l2032 254" svg:viewBox="0 0 2033 255">
          <text:p/>
        </draw:connector>
        <draw:custom-shape draw:style-name="gr1" draw:text-style-name="P2" draw:layer="layout" svg:width="2.54cm" svg:height="0.508cm" svg:x="11.16cm" svg:y="3.032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1" xml:id="id20" draw:id="id20" draw:layer="layout" draw:type="line" svg:x1="18.526cm" svg:y1="6.715cm" svg:x2="16.494cm" svg:y2="8.493cm" draw:start-shape="id2" draw:start-glue-point="2" draw:end-shape="id3" draw:end-glue-point="0" svg:d="M18526 6715l-2032 1778" svg:viewBox="0 0 2033 1779">
          <text:p/>
        </draw:connector>
        <draw:custom-shape draw:style-name="gr2" draw:text-style-name="P2" draw:layer="layout" svg:width="1.27cm" svg:height="0.508cm" draw:transform="rotate (-1.5707963267949) translate (16.494cm 4.556cm)">
          <text:p text:style-name="P1"><text:span text:style-name="T1">gen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" draw:id="id6" draw:layer="layout" svg:width="1.27cm" svg:height="0.508cm" draw:transform="rotate (-1.5707963267949) translate (16.494cm 9.89cm)">
          <text:p text:style-name="P1"><text:span text:style-name="T1">ge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32" draw:id="id32" draw:layer="layout" draw:type="line" svg:x1="18.526cm" svg:y1="8.747cm" svg:x2="16.494cm" svg:y2="10.525cm" draw:start-shape="id5" draw:start-glue-point="2" draw:end-shape="id6" draw:end-glue-point="0" svg:d="M18526 8747l-2032 1778" svg:viewBox="0 0 2033 1779">
          <text:p/>
        </draw:connector>
        <draw:custom-shape draw:style-name="gr6" draw:text-style-name="P2" xml:id="id7" draw:id="id7" draw:layer="layout" svg:width="1.27cm" svg:height="0.508cm" draw:transform="rotate (-1.5707963267949) translate (5.572cm 9.89cm)">
          <text:p text:style-name="P1"><text:span text:style-name="T1">ge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6" draw:id="id26" draw:layer="layout" svg:width="3.683cm" svg:height="0.508cm" draw:transform="rotate (-1.5707963267949) translate (4.429cm 11.287cm)">
          <text:p text:style-name="P1"><text:span text:style-name="T1">png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25" draw:id="id25" draw:layer="layout" svg:width="3.683cm" svg:height="0.508cm" draw:transform="rotate (-1.5707963267949) translate (5.572cm 11.287cm)">
          <text:p text:style-name="P1"><text:span text:style-name="T1">ge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35" draw:id="id35" draw:layer="layout" draw:type="line" svg:x1="15.986cm" svg:y1="10.525cm" svg:x2="5.572cm" svg:y2="10.525cm" draw:start-shape="id6" draw:start-glue-point="2" draw:end-shape="id7" draw:end-glue-point="0" svg:d="M15986 10525h-10414" svg:viewBox="0 0 10415 1">
          <text:p/>
        </draw:connector>
        <draw:custom-shape draw:style-name="gr8" draw:text-style-name="P2" xml:id="id8" draw:id="id8" draw:layer="layout" svg:width="1.27cm" svg:height="0.508cm" draw:transform="rotate (-1.5707963267949) translate (19.034cm 10.525cm)">
          <text:p text:style-name="P1"><text:span text:style-name="T1">gen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40" draw:id="id40" draw:layer="layout" draw:type="line" svg:x1="16.494cm" svg:y1="10.525cm" svg:x2="18.526cm" svg:y2="11.16cm" draw:start-shape="id6" draw:start-glue-point="0" draw:end-shape="id8" draw:end-glue-point="2" svg:d="M16494 10525l2032 635" svg:viewBox="0 0 2033 636">
          <text:p/>
        </draw:connector>
        <draw:custom-shape draw:style-name="gr9" draw:text-style-name="P2" xml:id="id9" draw:id="id9" draw:layer="layout" svg:width="1.27cm" svg:height="0.508cm" draw:transform="rotate (-1.5707963267949) translate (16.494cm 11.795cm)">
          <text:p text:style-name="P1"><text:span text:style-name="T1">gen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42" draw:id="id42" draw:layer="layout" draw:type="line" svg:x1="18.526cm" svg:y1="11.16cm" svg:x2="16.494cm" svg:y2="12.43cm" draw:start-shape="id8" draw:start-glue-point="2" draw:end-shape="id9" draw:end-glue-point="0" svg:d="M18526 11160l-2032 1270" svg:viewBox="0 0 2033 1271">
          <text:p/>
        </draw:connector>
        <draw:custom-shape draw:style-name="gr10" draw:text-style-name="P2" xml:id="id15" draw:id="id15" draw:layer="layout" svg:width="1.27cm" svg:height="0.508cm" draw:transform="rotate (-1.5707963267949) translate (19.034cm 13.065cm)">
          <text:p text:style-name="P1"><text:span text:style-name="T1">gen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1" draw:id="id11" draw:layer="layout" svg:width="1.27cm" svg:height="0.508cm" draw:transform="rotate (-1.5707963267949) translate (16.494cm 14.335cm)">
          <text:p text:style-name="P1"><text:span text:style-name="T1">gen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6" draw:id="id16" draw:layer="layout" svg:width="1.27cm" svg:height="0.508cm" draw:transform="rotate (-1.5707963267949) translate (19.034cm 15.605cm)">
          <text:p text:style-name="P1"><text:span text:style-name="T1">gen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13" draw:id="id13" draw:layer="layout" svg:width="1.27cm" svg:height="0.508cm" draw:transform="rotate (-1.5707963267949) translate (16.494cm 16.875cm)">
          <text:p text:style-name="P1"><text:span text:style-name="T1">gen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0" draw:id="id10" draw:layer="layout" svg:width="1.27cm" svg:height="0.508cm" draw:transform="rotate (-1.5707963267949) translate (8.239cm 11.795cm)">
          <text:p text:style-name="P1"><text:span text:style-name="T1">gen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3.683cm" svg:height="0.508cm" draw:transform="rotate (-1.5707963267949) translate (7.096cm 13.192cm)">
          <text:p text:style-name="P1"><text:span text:style-name="T1">png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.683cm" svg:height="0.508cm" draw:transform="rotate (-1.5707963267949) translate (8.239cm 13.192cm)">
          <text:p text:style-name="P1"><text:span text:style-name="T1">gen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2" draw:id="id12" draw:layer="layout" svg:width="1.27cm" svg:height="0.508cm" draw:transform="rotate (-1.5707963267949) translate (10.779cm 14.335cm)">
          <text:p text:style-name="P1"><text:span text:style-name="T1">gen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3.683cm" svg:height="0.508cm" draw:transform="rotate (-1.5707963267949) translate (9.509cm 15.732cm)">
          <text:p text:style-name="P1"><text:span text:style-name="T1">png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3.683cm" svg:height="0.508cm" draw:transform="rotate (-1.5707963267949) translate (10.779cm 15.732cm)">
          <text:p text:style-name="P1"><text:span text:style-name="T1">gen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44" draw:id="id44" draw:layer="layout" draw:type="line" svg:x1="15.986cm" svg:y1="12.43cm" svg:x2="8.239cm" svg:y2="12.43cm" draw:start-shape="id9" draw:start-glue-point="2" draw:end-shape="id10" draw:end-glue-point="0" svg:d="M15986 12430h-7747" svg:viewBox="0 0 7748 1">
          <text:p/>
        </draw:connector>
        <draw:connector draw:style-name="gr4" draw:text-style-name="P1" draw:layer="layout" draw:type="line" svg:x1="15.986cm" svg:y1="14.97cm" svg:x2="10.779cm" svg:y2="14.97cm" draw:start-shape="id11" draw:start-glue-point="2" draw:end-shape="id12" draw:end-glue-point="0" svg:d="M15986 14970h-5207" svg:viewBox="0 0 5208 1">
          <text:p/>
        </draw:connector>
        <draw:custom-shape draw:style-name="gr14" draw:text-style-name="P2" xml:id="id14" draw:id="id14" draw:layer="layout" svg:width="1.27cm" svg:height="0.508cm" draw:transform="rotate (-1.5707963267949) translate (2.778cm 16.748cm)">
          <text:p text:style-name="P1"><text:span text:style-name="T1">gen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3.683cm" svg:height="0.508cm" draw:transform="rotate (-1.5707963267949) translate (1.889cm 18.145cm)">
          <text:p text:style-name="P1"><text:span text:style-name="T1">png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3.683cm" svg:height="0.508cm" draw:transform="rotate (-1.5707963267949) translate (2.778cm 18.145cm)">
          <text:p text:style-name="P1"><text:span text:style-name="T1">gen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986cm" svg:y1="17.51cm" svg:x2="2.778cm" svg:y2="17.383cm" draw:start-shape="id13" draw:start-glue-point="2" draw:end-shape="id14" draw:end-glue-point="0" svg:d="M15986 17510l-13208-127" svg:viewBox="0 0 13209 128">
          <text:p/>
        </draw:connector>
        <draw:connector draw:style-name="gr4" draw:text-style-name="P1" draw:layer="layout" draw:type="line" svg:x1="16.494cm" svg:y1="12.43cm" svg:x2="18.526cm" svg:y2="13.7cm" draw:start-shape="id9" draw:start-glue-point="0" draw:end-shape="id15" draw:end-glue-point="2" svg:d="M16494 12430l2032 1270" svg:viewBox="0 0 2033 1271">
          <text:p/>
        </draw:connector>
        <draw:connector draw:style-name="gr4" draw:text-style-name="P1" draw:layer="layout" draw:type="line" svg:x1="18.526cm" svg:y1="13.7cm" svg:x2="16.494cm" svg:y2="14.97cm" draw:start-shape="id15" draw:start-glue-point="2" draw:end-shape="id11" draw:end-glue-point="0" svg:d="M18526 13700l-2032 1270" svg:viewBox="0 0 2033 1271">
          <text:p/>
        </draw:connector>
        <draw:connector draw:style-name="gr4" draw:text-style-name="P1" draw:layer="layout" draw:type="line" svg:x1="16.494cm" svg:y1="14.97cm" svg:x2="18.526cm" svg:y2="16.24cm" draw:start-shape="id11" draw:start-glue-point="0" draw:end-shape="id16" draw:end-glue-point="2" svg:d="M16494 14970l2032 1270" svg:viewBox="0 0 2033 1271">
          <text:p/>
        </draw:connector>
        <draw:connector draw:style-name="gr4" draw:text-style-name="P1" draw:layer="layout" draw:type="line" svg:x1="18.526cm" svg:y1="16.24cm" svg:x2="16.494cm" svg:y2="17.51cm" draw:start-shape="id16" draw:start-glue-point="2" draw:end-shape="id13" draw:end-glue-point="0" svg:d="M18526 16240l-2032 1270" svg:viewBox="0 0 2033 1271">
          <text:p/>
        </draw:connector>
        <draw:custom-shape draw:style-name="gr16" draw:text-style-name="P2" xml:id="id17" draw:id="id17" draw:layer="layout" svg:width="1.27cm" svg:height="0.254cm" svg:x="11.16cm" svg:y="6.08cm">
          <text:p text:style-name="P1"><text:span text:style-name="T1">kernel 1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21" draw:id="id21" draw:layer="layout" svg:width="1.27cm" svg:height="0.254cm" svg:x="11.16cm" svg:y="6.588cm">
          <text:p text:style-name="P1"><text:span text:style-name="T1">mcpy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draw:type="line" svg:x1="12.43cm" svg:y1="6.207cm" svg:x2="17.51cm" svg:y2="6.588cm" draw:start-shape="id17" draw:start-glue-point="1" draw:end-shape="id18" draw:end-glue-point="0" svg:d="M12430 6207l5080 381" svg:viewBox="0 0 5081 382">
          <text:p/>
        </draw:connector>
        <draw:connector draw:style-name="gr17" draw:text-style-name="P1" draw:layer="layout" draw:type="line" svg:x1="12.43cm" svg:y1="6.461cm" svg:x2="17.51cm" svg:y2="7.604cm" draw:start-shape="id19" draw:start-glue-point="1" draw:end-shape="id20" draw:end-glue-point="0" svg:d="M12430 6461l5080 1143" svg:viewBox="0 0 5081 1144">
          <text:p/>
        </draw:connector>
        <draw:custom-shape draw:style-name="gr16" draw:text-style-name="P2" xml:id="id19" draw:id="id19" draw:layer="layout" svg:width="1.27cm" svg:height="0.254cm" svg:x="11.16cm" svg:y="6.334cm">
          <text:p text:style-name="P1"><text:span text:style-name="T1">swap 1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11.16cm" svg:y1="6.715cm" svg:x2="9.572cm" svg:y2="8.493cm" draw:start-shape="id21" draw:start-glue-point="3" draw:end-shape="id22" draw:end-glue-point="0" svg:d="M11160 6715l-1588 1778" svg:viewBox="0 0 1589 1779">
          <text:p/>
        </draw:connector>
        <draw:custom-shape draw:style-name="gr18" draw:text-style-name="P2" xml:id="id23" draw:id="id23" draw:layer="layout" svg:width="1.27cm" svg:height="0.254cm" svg:x="12.43cm" svg:y="6.842cm">
          <text:p text:style-name="P1"><text:span text:style-name="T1">kernel 2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line" svg:x1="13.7cm" svg:y1="6.969cm" svg:x2="17.51cm" svg:y2="8.62cm" draw:start-shape="id23" draw:start-glue-point="1" draw:end-shape="id24" draw:end-glue-point="0" svg:d="M13700 6969l3810 1651" svg:viewBox="0 0 3811 1652">
          <text:p/>
        </draw:connector>
        <draw:custom-shape draw:style-name="gr16" draw:text-style-name="P2" xml:id="id33" draw:id="id33" draw:layer="layout" svg:width="1.27cm" svg:height="0.254cm" svg:x="11.16cm" svg:y="9.128cm">
          <text:p text:style-name="P1"><text:span text:style-name="T1">wait mcpy 1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31" draw:id="id31" draw:layer="layout" svg:width="1.27cm" svg:height="0.254cm" svg:x="12.43cm" svg:y="7.096cm">
          <text:p text:style-name="P3"><text:span text:style-name="T2">swap 2</text:span></text:p>
          <draw:enhanced-geometry svg:viewBox="0 0 21600 21600" draw:type="rectangle" draw:enhanced-path="M 0 0 L 21600 0 21600 21600 0 21600 0 0 Z N"/>
        </draw:custom-shape>
        <draw:connector draw:style-name="gr21" draw:text-style-name="P1" xml:id="id38" draw:id="id38" draw:layer="layout" draw:type="line" svg:x1="5.064cm" svg:y1="13.128cm" svg:x2="4.429cm" svg:y2="13.128cm" draw:start-shape="id25" draw:start-glue-point="2" draw:end-shape="id26" draw:end-glue-point="0" svg:d="M5064 13128h-635" svg:viewBox="0 0 636 1">
          <text:p/>
        </draw:connector>
        <draw:connector draw:style-name="gr21" draw:text-style-name="P1" xml:id="id30" draw:id="id30" draw:layer="layout" draw:type="line" svg:x1="2.651cm" svg:y1="11.16cm" svg:x2="1.889cm" svg:y2="11.16cm" draw:start-shape="id27" draw:start-glue-point="2" draw:end-shape="id28" draw:end-glue-point="0" svg:d="M2651 11160h-762" svg:viewBox="0 0 763 1">
          <text:p/>
        </draw:connector>
        <draw:custom-shape draw:style-name="gr16" draw:text-style-name="P2" xml:id="id29" draw:id="id29" draw:layer="layout" svg:width="1.27cm" svg:height="0.254cm" svg:x="11.16cm" svg:y="9.382cm">
          <text:p text:style-name="P1"><text:span text:style-name="T1">png 1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11.16cm" svg:y1="9.509cm" svg:x2="2.27cm" svg:y2="11.16cm" draw:start-shape="id29" draw:start-glue-point="3" draw:end-shape="id30" draw:end-glue-point="0" svg:d="M11160 9509l-8890 1651" svg:viewBox="0 0 8891 1652">
          <text:p/>
        </draw:connector>
        <draw:connector draw:style-name="gr19" draw:text-style-name="P1" draw:layer="layout" draw:type="line" svg:x1="13.7cm" svg:y1="7.223cm" svg:x2="17.51cm" svg:y2="9.636cm" draw:start-shape="id31" draw:start-glue-point="1" draw:end-shape="id32" draw:end-glue-point="0" svg:d="M13700 7223l3810 2413" svg:viewBox="0 0 3811 2414">
          <text:p/>
        </draw:connector>
        <draw:custom-shape draw:style-name="gr1" draw:text-style-name="P2" draw:layer="layout" svg:width="1.27cm" svg:height="0.508cm" svg:x="11.16cm" svg:y="3.667cm">
          <text:p text:style-name="P1"><text:span text:style-name="T1">stream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508cm" svg:x="12.43cm" svg:y="3.667cm">
          <text:p text:style-name="P1"><text:span text:style-name="T1">stream 2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4" draw:id="id34" draw:layer="layout" svg:width="1.27cm" svg:height="0.254cm" svg:x="12.43cm" svg:y="7.35cm">
          <text:p text:style-name="P3"><text:span text:style-name="T2">mcpy 2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36" draw:id="id36" draw:layer="layout" svg:width="1.27cm" svg:height="0.254cm" svg:x="12.43cm" svg:y="11.16cm">
          <text:p text:style-name="P3"><text:span text:style-name="T2">wait mcpy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draw:type="line" svg:x1="9.572cm" svg:y1="8.493cm" svg:x2="11.16cm" svg:y2="9.255cm" draw:start-shape="id22" draw:start-glue-point="0" draw:end-shape="id33" draw:end-glue-point="3" svg:d="M9572 8493l1588 762" svg:viewBox="0 0 1589 763">
          <text:p/>
        </draw:connector>
        <draw:connector draw:style-name="gr19" draw:text-style-name="P1" draw:layer="layout" draw:type="line" svg:x1="12.43cm" svg:y1="7.477cm" svg:x2="10.779cm" svg:y2="10.525cm" draw:start-shape="id34" draw:start-glue-point="3" draw:end-shape="id35" draw:end-glue-point="0" svg:d="M12430 7477l-1651 3048" svg:viewBox="0 0 1652 3049">
          <text:p/>
        </draw:connector>
        <draw:connector draw:style-name="gr19" draw:text-style-name="P1" draw:layer="layout" draw:type="line" svg:x1="10.779cm" svg:y1="10.525cm" svg:x2="12.43cm" svg:y2="11.287cm" draw:start-shape="id35" draw:start-glue-point="0" draw:end-shape="id36" draw:end-glue-point="3" svg:d="M10779 10525l1651 762" svg:viewBox="0 0 1652 763">
          <text:p/>
        </draw:connector>
        <draw:custom-shape draw:style-name="gr24" draw:text-style-name="P4" xml:id="id37" draw:id="id37" draw:layer="layout" svg:width="1.27cm" svg:height="0.254cm" svg:x="12.43cm" svg:y="11.414cm">
          <text:p text:style-name="P3"><text:span text:style-name="T2">png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draw:type="line" svg:x1="12.43cm" svg:y1="11.541cm" svg:x2="4.746cm" svg:y2="13.128cm" draw:start-shape="id37" draw:start-glue-point="3" draw:end-shape="id38" draw:end-glue-point="0" svg:d="M12430 11541l-7684 1587" svg:viewBox="0 0 7685 1588">
          <text:p/>
        </draw:connector>
        <draw:custom-shape draw:style-name="gr25" draw:text-style-name="P2" xml:id="id39" draw:id="id39" draw:layer="layout" svg:width="1.27cm" svg:height="0.254cm" svg:x="11.16cm" svg:y="9.636cm">
          <text:p text:style-name="P1"><text:span text:style-name="T1">kernel 3</text:span></text:p>
          <draw:enhanced-geometry svg:viewBox="0 0 21600 21600" draw:type="rectangle" draw:enhanced-path="M 0 0 L 21600 0 21600 21600 0 21600 0 0 Z N"/>
        </draw:custom-shape>
        <draw:connector draw:style-name="gr26" draw:text-style-name="P1" draw:layer="layout" draw:type="line" svg:x1="12.43cm" svg:y1="9.763cm" svg:x2="17.51cm" svg:y2="10.842cm" draw:start-shape="id39" draw:start-glue-point="1" draw:end-shape="id40" draw:end-glue-point="0" svg:d="M12430 9763l5080 1079" svg:viewBox="0 0 5081 1080">
          <text:p/>
        </draw:connector>
        <draw:custom-shape draw:style-name="gr25" draw:text-style-name="P2" xml:id="id41" draw:id="id41" draw:layer="layout" svg:width="1.27cm" svg:height="0.254cm" svg:x="11.16cm" svg:y="9.89cm">
          <text:p text:style-name="P1"><text:span text:style-name="T1">swap 3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xml:id="id43" draw:id="id43" draw:layer="layout" svg:width="1.27cm" svg:height="0.254cm" svg:x="11.16cm" svg:y="10.144cm">
          <text:p text:style-name="P1"><text:span text:style-name="T1">mcpy 3</text:span></text:p>
          <draw:enhanced-geometry svg:viewBox="0 0 21600 21600" draw:type="rectangle" draw:enhanced-path="M 0 0 L 21600 0 21600 21600 0 21600 0 0 Z N"/>
        </draw:custom-shape>
        <draw:connector draw:style-name="gr26" draw:text-style-name="P1" draw:layer="layout" draw:type="line" svg:x1="12.43cm" svg:y1="10.017cm" svg:x2="17.51cm" svg:y2="11.795cm" draw:start-shape="id41" draw:start-glue-point="1" draw:end-shape="id42" draw:end-glue-point="0" svg:d="M12430 10017l5080 1778" svg:viewBox="0 0 5081 1779">
          <text:p/>
        </draw:connector>
        <draw:connector draw:style-name="gr26" draw:text-style-name="P1" draw:layer="layout" draw:type="line" svg:x1="11.16cm" svg:y1="10.271cm" svg:x2="12.112cm" svg:y2="12.43cm" draw:start-shape="id43" draw:start-glue-point="3" draw:end-shape="id44" draw:end-glue-point="0" svg:d="M11160 10271l952 2159" svg:viewBox="0 0 953 2160">
          <text:p/>
        </draw:connector>
      </draw:page>
      <draw:page draw:name="page2" draw:style-name="dp2" draw:master-page-name="Default">
        <draw:custom-shape draw:style-name="gr27" draw:text-style-name="P2" draw:layer="layout" svg:width="10.795cm" svg:height="0.508cm" svg:x="2.27cm" svg:y="3.28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.81cm" svg:height="0.508cm" svg:x="2.27cm" svg:y="3.794cm">
          <text:p text:style-name="P1"><text:span text:style-name="T1">comp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6.35cm" svg:height="0.508cm" svg:x="6.715cm" svg:y="3.794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635cm" svg:height="0.508cm" svg:x="6.715cm" svg:y="4.302cm">
          <text:p text:style-name="P1"><text:span text:style-name="T1">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635cm" svg:height="0.508cm" svg:x="7.35cm" svg:y="4.302cm">
          <text:p text:style-name="P1"><text:span text:style-name="T1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635cm" svg:height="0.508cm" svg:x="2.27cm" svg:y="4.302cm">
          <text:p text:style-name="P1"><text:span text:style-name="T1">g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635cm" svg:height="0.508cm" svg:x="2.905cm" svg:y="4.302cm">
          <text:p text:style-name="P1"><text:span text:style-name="T1">co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635cm" svg:height="0.508cm" svg:x="3.54cm" svg:y="4.302cm">
          <text:p text:style-name="P1"><text:span text:style-name="T1">cpu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0.635cm" svg:height="1.27cm" svg:x="7.35cm" svg:y="4.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35cm" svg:height="1.27cm" svg:x="2.905cm" svg:y="6.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635cm" svg:height="1.27cm" svg:x="7.985cm" svg:y="6.0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635cm" svg:height="1.27cm" svg:x="7.35cm" svg:y="6.0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635cm" svg:height="3.81cm" svg:x="10.525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635cm" svg:height="0.508cm" svg:x="4.175cm" svg:y="4.302cm">
          <text:p text:style-name="P1"><text:span text:style-name="T1">cpu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635cm" svg:height="0.508cm" svg:x="4.81cm" svg:y="4.302cm">
          <text:p text:style-name="P1"><text:span text:style-name="T1">cpu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635cm" svg:height="0.508cm" svg:x="5.445cm" svg:y="4.302cm">
          <text:p text:style-name="P1"><text:span text:style-name="T1">cpu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635cm" svg:height="0.508cm" svg:x="7.985cm" svg:y="4.302cm">
          <text:p text:style-name="P1"><text:span text:style-name="T1">recv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635cm" svg:height="0.508cm" svg:x="8.62cm" svg:y="4.302cm">
          <text:p text:style-name="P1"><text:span text:style-name="T1">recv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635cm" svg:height="0.508cm" svg:x="9.255cm" svg:y="4.302cm">
          <text:p text:style-name="P1"><text:span text:style-name="T1">recv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635cm" svg:height="0.508cm" svg:x="9.89cm" svg:y="4.302cm">
          <text:p text:style-name="P1"><text:span text:style-name="T1">recv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layout" svg:width="0.635cm" svg:height="0.508cm" svg:x="10.525cm" svg:y="4.302cm">
          <text:p text:style-name="P3"><text:span text:style-name="T2">png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0.635cm" svg:height="0.508cm" svg:x="11.16cm" svg:y="4.302cm">
          <text:p text:style-name="P3"><text:span text:style-name="T2">png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0.635cm" svg:height="0.508cm" svg:x="11.795cm" svg:y="4.302cm">
          <text:p text:style-name="P3"><text:span text:style-name="T2">png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" draw:layer="layout" svg:width="0.635cm" svg:height="0.508cm" svg:x="12.43cm" svg:y="4.302cm">
          <text:p text:style-name="P3"><text:span text:style-name="T2">png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0.635cm" svg:height="1.27cm" svg:x="6.715cm" svg:y="6.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35cm" svg:height="1.27cm" svg:x="2.27cm" svg:y="4.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35cm" svg:height="3.81cm" svg:x="7.985cm" svg:y="7.9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35cm" svg:height="3.81cm" svg:x="3.54cm" svg:y="7.98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xml:id="id45" draw:id="id45" draw:layer="layout" svg:width="0.635cm" svg:height="1.27cm" svg:x="2.27cm" svg:y="6.0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635cm" svg:height="1.27cm" svg:x="8.62cm" svg:y="7.9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635cm" svg:height="3.81cm" svg:x="11.16cm" svg:y="9.8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635cm" svg:height="3.81cm" svg:x="4.175cm" svg:y="9.8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0.635cm" svg:height="0.635cm" svg:x="2.905cm" svg:y="1.635cm">
          <text:p text:style-name="P1"><text:span text:style-name="T1">gen 2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0.635cm" svg:height="0.635cm" svg:x="2.27cm" svg:y="1.635cm">
          <text:p text:style-name="P1"><text:span text:style-name="T1">gen 1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0.635cm" svg:height="0.635cm" svg:x="4.175cm" svg:y="1.635cm">
          <text:p text:style-name="P1"><text:span text:style-name="T1">gen 4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0.635cm" svg:height="0.635cm" svg:x="3.54cm" svg:y="1.635cm">
          <text:p text:style-name="P1"><text:span text:style-name="T1">gen 3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0.635cm" svg:height="0.635cm" svg:x="5.445cm" svg:y="1.635cm">
          <text:p text:style-name="P1"><text:span text:style-name="T1">gen 6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0.635cm" svg:height="0.635cm" svg:x="4.81cm" svg:y="1.635cm">
          <text:p text:style-name="P1"><text:span text:style-name="T1">gen 5</text:span></text:p>
          <draw:enhanced-geometry svg:viewBox="0 0 21600 21600" draw:type="rectangle" draw:enhanced-path="M 0 0 L 21600 0 21600 21600 0 21600 0 0 Z N"/>
        </draw:custom-shape>
        <draw:custom-shape draw:style-name="gr35" draw:text-style-name="P1" xml:id="id50" draw:id="id50" draw:layer="layout" svg:width="0.635cm" svg:height="1.27cm" svg:x="6.715cm" svg:y="7.98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635cm" svg:height="1.27cm" svg:x="2.27cm" svg:y="7.98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635cm" svg:height="1.27cm" svg:x="9.255cm" svg:y="9.8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35cm" svg:height="1.27cm" svg:x="2.27cm" svg:y="9.8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635cm" svg:height="1.27cm" svg:x="7.35cm" svg:y="9.8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635cm" svg:height="1.27cm" svg:x="6.715cm" svg:y="9.8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635cm" svg:height="1.27cm" svg:x="2.27cm" svg:y="11.79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635cm" svg:height="1.27cm" svg:x="2.27cm" svg:y="13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xml:id="id48" draw:id="id48" draw:layer="layout" svg:width="0.635cm" svg:height="1.27cm" svg:x="2.905cm" svg:y="7.98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635cm" svg:height="1.27cm" svg:x="2.905cm" svg:y="9.8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35cm" svg:height="1.27cm" svg:x="2.905cm" svg:y="11.79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635cm" svg:height="1.27cm" svg:x="2.905cm" svg:y="13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635cm" svg:height="1.27cm" svg:x="2.905cm" svg:y="15.60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635cm" svg:height="3.81cm" svg:x="4.81cm" svg:y="11.79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35cm" svg:height="3.81cm" svg:x="5.445cm" svg:y="13.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635cm" svg:height="3.81cm" svg:x="3.54cm" svg:y="15.60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635cm" svg:height="3.81cm" svg:x="4.175cm" svg:y="16.87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635cm" svg:height="1.27cm" svg:x="7.35cm" svg:y="11.79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35cm" svg:height="1.27cm" svg:x="6.715cm" svg:y="11.79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635cm" svg:height="1.27cm" svg:x="7.35cm" svg:y="13.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635cm" svg:height="1.27cm" svg:x="6.715cm" svg:y="13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635cm" svg:height="1.27cm" svg:x="6.715cm" svg:y="15.60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635cm" svg:height="1.27cm" svg:x="7.35cm" svg:y="7.98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635cm" svg:height="1.27cm" svg:x="9.89cm" svg:y="11.79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635cm" svg:height="1.27cm" svg:x="8.62cm" svg:y="13.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635cm" svg:height="1.27cm" svg:x="9.255cm" svg:y="15.60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635cm" svg:height="3.81cm" svg:x="11.795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" draw:layer="layout" svg:width="0.635cm" svg:height="3.81cm" svg:x="12.43cm" svg:y="13.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635cm" svg:height="3.81cm" svg:x="10.525cm" svg:y="15.60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635cm" svg:height="3.81cm" svg:x="11.16cm" svg:y="16.87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xml:id="id46" draw:id="id46" draw:layer="layout" svg:width="0.127cm" svg:height="0.127cm" svg:x="2.524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" draw:layer="layout" draw:type="line" svg:x1="2.587cm" svg:y1="7.35cm" svg:x2="2.588cm" svg:y2="7.604cm" draw:start-shape="id45" draw:end-shape="id46" draw:end-glue-point="4" svg:d="M2587 7350l1 254" svg:viewBox="0 0 2 255">
          <text:p/>
        </draw:connector>
        <draw:custom-shape draw:style-name="gr50" draw:text-style-name="P1" xml:id="id49" draw:id="id49" draw:layer="layout" svg:width="0.127cm" svg:height="0.127cm" svg:x="6.969cm" svg:y="7.6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0" draw:text-style-name="P1" xml:id="id47" draw:id="id47" draw:layer="layout" svg:width="0.127cm" svg:height="0.127cm" svg:x="3.159cm" svg:y="7.6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1" draw:text-style-name="P1" draw:layer="layout" draw:type="line" svg:x1="3.223cm" svg:y1="7.731cm" svg:x2="3.222cm" svg:y2="7.985cm" draw:start-shape="id47" draw:start-glue-point="8" draw:end-shape="id48" draw:end-glue-point="0" svg:d="M3223 7731l-1 254" svg:viewBox="0 0 2 255">
          <text:p/>
        </draw:connector>
        <draw:connector draw:style-name="gr51" draw:text-style-name="P1" draw:layer="layout" draw:type="line" svg:x1="7.033cm" svg:y1="7.731cm" svg:x2="7.032cm" svg:y2="7.985cm" draw:start-shape="id49" draw:start-glue-point="8" draw:end-shape="id50" draw:end-glue-point="0" svg:d="M7033 7731l-1 254" svg:viewBox="0 0 2 255">
          <text:p/>
        </draw:connector>
        <draw:connector draw:style-name="gr52" draw:text-style-name="P1" draw:layer="layout" draw:type="line" svg:x1="2.651cm" svg:y1="7.668cm" svg:x2="3.159cm" svg:y2="7.668cm" draw:start-shape="id46" draw:start-glue-point="10" draw:end-shape="id47" draw:end-glue-point="6" svg:d="M2651 7668h508" svg:viewBox="0 0 509 1">
          <text:p/>
        </draw:connector>
        <draw:connector draw:style-name="gr52" draw:text-style-name="P1" draw:layer="layout" draw:type="line" svg:x1="3.286cm" svg:y1="7.668cm" svg:x2="6.969cm" svg:y2="7.668cm" draw:start-shape="id47" draw:start-glue-point="10" draw:end-shape="id49" draw:end-glue-point="6" svg:d="M3286 7668h3683" svg:viewBox="0 0 3684 1">
          <text:p/>
        </draw:connector>
        <draw:custom-shape draw:style-name="gr50" draw:text-style-name="P1" xml:id="id51" draw:id="id51" draw:layer="layout" svg:width="0.127cm" svg:height="0.127cm" svg:x="2.524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" draw:layer="layout" draw:type="line" svg:x1="2.587cm" svg:y1="9.255cm" svg:x2="2.588cm" svg:y2="9.509cm" draw:end-shape="id51" draw:end-glue-point="4" svg:d="M2587 9255l1 254" svg:viewBox="0 0 2 255">
          <text:p/>
        </draw:connector>
        <draw:custom-shape draw:style-name="gr50" draw:text-style-name="P1" xml:id="id53" draw:id="id53" draw:layer="layout" svg:width="0.127cm" svg:height="0.127cm" svg:x="6.969cm" svg:y="9.5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0" draw:text-style-name="P1" xml:id="id52" draw:id="id52" draw:layer="layout" svg:width="0.127cm" svg:height="0.127cm" svg:x="3.159cm" svg:y="9.5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1" draw:text-style-name="P1" draw:layer="layout" draw:type="line" svg:x1="3.223cm" svg:y1="9.636cm" svg:x2="3.222cm" svg:y2="9.89cm" draw:start-shape="id52" draw:start-glue-point="8" svg:d="M3223 9636l-1 254" svg:viewBox="0 0 2 255">
          <text:p/>
        </draw:connector>
        <draw:connector draw:style-name="gr51" draw:text-style-name="P1" draw:layer="layout" draw:type="line" svg:x1="7.033cm" svg:y1="9.636cm" svg:x2="7.032cm" svg:y2="9.89cm" draw:start-shape="id53" draw:start-glue-point="8" svg:d="M7033 9636l-1 254" svg:viewBox="0 0 2 255">
          <text:p/>
        </draw:connector>
        <draw:connector draw:style-name="gr52" draw:text-style-name="P1" draw:layer="layout" draw:type="line" svg:x1="2.651cm" svg:y1="9.573cm" svg:x2="3.159cm" svg:y2="9.573cm" draw:start-shape="id51" draw:start-glue-point="10" draw:end-shape="id52" draw:end-glue-point="6" svg:d="M2651 9573h508" svg:viewBox="0 0 509 1">
          <text:p/>
        </draw:connector>
        <draw:connector draw:style-name="gr52" draw:text-style-name="P1" draw:layer="layout" draw:type="line" svg:x1="3.286cm" svg:y1="9.573cm" svg:x2="6.969cm" svg:y2="9.573cm" draw:start-shape="id52" draw:start-glue-point="10" draw:end-shape="id53" draw:end-glue-point="6" svg:d="M3286 9573h3683" svg:viewBox="0 0 3684 1">
          <text:p/>
        </draw:connector>
        <draw:custom-shape draw:style-name="gr50" draw:text-style-name="P1" xml:id="id54" draw:id="id54" draw:layer="layout" svg:width="0.127cm" svg:height="0.127cm" svg:x="2.524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" draw:layer="layout" draw:type="line" svg:x1="2.587cm" svg:y1="11.16cm" svg:x2="2.588cm" svg:y2="11.414cm" draw:end-shape="id54" draw:end-glue-point="4" svg:d="M2587 11160l1 254" svg:viewBox="0 0 2 255">
          <text:p/>
        </draw:connector>
        <draw:custom-shape draw:style-name="gr50" draw:text-style-name="P1" xml:id="id56" draw:id="id56" draw:layer="layout" svg:width="0.127cm" svg:height="0.127cm" svg:x="6.969cm" svg:y="11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0" draw:text-style-name="P1" xml:id="id55" draw:id="id55" draw:layer="layout" svg:width="0.127cm" svg:height="0.127cm" svg:x="3.159cm" svg:y="11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1" draw:text-style-name="P1" draw:layer="layout" draw:type="line" svg:x1="3.223cm" svg:y1="11.541cm" svg:x2="3.222cm" svg:y2="11.795cm" draw:start-shape="id55" draw:start-glue-point="8" svg:d="M3223 11541l-1 254" svg:viewBox="0 0 2 255">
          <text:p/>
        </draw:connector>
        <draw:connector draw:style-name="gr51" draw:text-style-name="P1" draw:layer="layout" draw:type="line" svg:x1="7.033cm" svg:y1="11.541cm" svg:x2="7.032cm" svg:y2="11.795cm" draw:start-shape="id56" draw:start-glue-point="8" svg:d="M7033 11541l-1 254" svg:viewBox="0 0 2 255">
          <text:p/>
        </draw:connector>
        <draw:connector draw:style-name="gr52" draw:text-style-name="P1" draw:layer="layout" draw:type="line" svg:x1="2.651cm" svg:y1="11.478cm" svg:x2="3.159cm" svg:y2="11.478cm" draw:start-shape="id54" draw:start-glue-point="10" draw:end-shape="id55" draw:end-glue-point="6" svg:d="M2651 11478h508" svg:viewBox="0 0 509 1">
          <text:p/>
        </draw:connector>
        <draw:connector draw:style-name="gr52" draw:text-style-name="P1" draw:layer="layout" draw:type="line" svg:x1="3.286cm" svg:y1="11.478cm" svg:x2="6.969cm" svg:y2="11.478cm" draw:start-shape="id55" draw:start-glue-point="10" draw:end-shape="id56" draw:end-glue-point="6" svg:d="M3286 11478h3683" svg:viewBox="0 0 3684 1">
          <text:p/>
        </draw:connector>
        <draw:custom-shape draw:style-name="gr50" draw:text-style-name="P1" xml:id="id57" draw:id="id57" draw:layer="layout" svg:width="0.127cm" svg:height="0.127cm" svg:x="2.524cm" svg:y="13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" draw:layer="layout" draw:type="line" svg:x1="2.587cm" svg:y1="13.065cm" svg:x2="2.588cm" svg:y2="13.319cm" draw:end-shape="id57" draw:end-glue-point="4" svg:d="M2587 13065l1 254" svg:viewBox="0 0 2 255">
          <text:p/>
        </draw:connector>
        <draw:custom-shape draw:style-name="gr50" draw:text-style-name="P1" xml:id="id59" draw:id="id59" draw:layer="layout" svg:width="0.127cm" svg:height="0.127cm" svg:x="6.969cm" svg:y="13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0" draw:text-style-name="P1" xml:id="id58" draw:id="id58" draw:layer="layout" svg:width="0.127cm" svg:height="0.127cm" svg:x="3.159cm" svg:y="13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1" draw:text-style-name="P1" draw:layer="layout" draw:type="line" svg:x1="3.223cm" svg:y1="13.446cm" svg:x2="3.222cm" svg:y2="13.7cm" draw:start-shape="id58" draw:start-glue-point="8" svg:d="M3223 13446l-1 254" svg:viewBox="0 0 2 255">
          <text:p/>
        </draw:connector>
        <draw:connector draw:style-name="gr51" draw:text-style-name="P1" draw:layer="layout" draw:type="line" svg:x1="7.033cm" svg:y1="13.446cm" svg:x2="7.032cm" svg:y2="13.7cm" draw:start-shape="id59" draw:start-glue-point="8" svg:d="M7033 13446l-1 254" svg:viewBox="0 0 2 255">
          <text:p/>
        </draw:connector>
        <draw:connector draw:style-name="gr52" draw:text-style-name="P1" draw:layer="layout" draw:type="line" svg:x1="2.651cm" svg:y1="13.383cm" svg:x2="3.159cm" svg:y2="13.383cm" draw:start-shape="id57" draw:start-glue-point="10" draw:end-shape="id58" draw:end-glue-point="6" svg:d="M2651 13383h508" svg:viewBox="0 0 509 1">
          <text:p/>
        </draw:connector>
        <draw:connector draw:style-name="gr52" draw:text-style-name="P1" draw:layer="layout" draw:type="line" svg:x1="3.286cm" svg:y1="13.383cm" svg:x2="6.969cm" svg:y2="13.383cm" draw:start-shape="id58" draw:start-glue-point="10" draw:end-shape="id59" draw:end-glue-point="6" svg:d="M3286 13383h3683" svg:viewBox="0 0 3684 1">
          <text:p/>
        </draw:connector>
        <draw:custom-shape draw:style-name="gr50" draw:text-style-name="P1" xml:id="id60" draw:id="id60" draw:layer="layout" svg:width="0.127cm" svg:height="0.127cm" svg:x="2.524cm" svg:y="15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" draw:layer="layout" draw:type="line" svg:x1="2.587cm" svg:y1="14.97cm" svg:x2="2.588cm" svg:y2="15.224cm" draw:end-shape="id60" draw:end-glue-point="4" svg:d="M2587 14970l1 254" svg:viewBox="0 0 2 255">
          <text:p/>
        </draw:connector>
        <draw:custom-shape draw:style-name="gr50" draw:text-style-name="P1" xml:id="id62" draw:id="id62" draw:layer="layout" svg:width="0.127cm" svg:height="0.127cm" svg:x="6.969cm" svg:y="15.2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0" draw:text-style-name="P1" xml:id="id61" draw:id="id61" draw:layer="layout" svg:width="0.127cm" svg:height="0.127cm" svg:x="3.159cm" svg:y="15.2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1" draw:text-style-name="P1" draw:layer="layout" draw:type="line" svg:x1="3.223cm" svg:y1="15.351cm" svg:x2="3.222cm" svg:y2="15.605cm" draw:start-shape="id61" draw:start-glue-point="8" svg:d="M3223 15351l-1 254" svg:viewBox="0 0 2 255">
          <text:p/>
        </draw:connector>
        <draw:connector draw:style-name="gr51" draw:text-style-name="P1" draw:layer="layout" draw:type="line" svg:x1="7.033cm" svg:y1="15.351cm" svg:x2="7.032cm" svg:y2="15.605cm" draw:start-shape="id62" draw:start-glue-point="8" svg:d="M7033 15351l-1 254" svg:viewBox="0 0 2 255">
          <text:p/>
        </draw:connector>
        <draw:connector draw:style-name="gr52" draw:text-style-name="P1" draw:layer="layout" draw:type="line" svg:x1="2.651cm" svg:y1="15.288cm" svg:x2="3.159cm" svg:y2="15.288cm" draw:start-shape="id60" draw:start-glue-point="10" draw:end-shape="id61" draw:end-glue-point="6" svg:d="M2651 15288h508" svg:viewBox="0 0 509 1">
          <text:p/>
        </draw:connector>
        <draw:connector draw:style-name="gr52" draw:text-style-name="P1" draw:layer="layout" draw:type="line" svg:x1="3.286cm" svg:y1="15.288cm" svg:x2="6.969cm" svg:y2="15.288cm" draw:start-shape="id61" draw:start-glue-point="10" draw:end-shape="id62" draw:end-glue-point="6" svg:d="M3286 15288h3683" svg:viewBox="0 0 368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63.5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8T17:30:23.986836384</meta:creation-date>
    <dc:date>2015-11-18T19:55:49.196485355</dc:date>
    <meta:editing-duration>PT2H17M4S</meta:editing-duration>
    <meta:editing-cycles>177</meta:editing-cycles>
    <meta:generator>LibreOffice/4.2.8.2$Linux_X86_64 LibreOffice_project/420m0$Build-2</meta:generator>
    <meta:document-statistic meta:object-count="186"/>
  </office:meta>
</office:document-meta>
</file>